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Ovaj Kviz je zamišljen kao kviz koji iz cjeloukupnog fonda pitanja nasumično odabire 10 pitanja, i nakon svakog odgovorenog pitaja daje ispis je li odgovor točan ili netočan(taj ispis traje 1,5 sekundi) i nakon završetka kviza ispisuje na koliko pitanja je točno odgovoreno.</text:p>
      <text:p text:style-name="Standard"/>
      <text:p text:style-name="Standard">To do list:</text:p>
      <text:list xml:id="list3515234002506154981" text:style-name="L1">
        <text:list-item>
          <text:p text:style-name="P1">dodati redne brojeve pitanjima da korisnik zna koliko ima pitanja do kraja</text:p>
        </text:list-item>
        <text:list-item>
          <text:p text:style-name="P1">ubaciti multimedijske elemente: umjesto nekih pitanja može biti prikazana slika pa upit što se nalazi na slici, što slika prikazuje i sl.. Također odgovori mogu biti promjenjenjeni da se ne odgovara odabirom 1-4 tipke na tipkovnici već klikom na pripradni gumb. Svaki odgovor možemo prikazati kao gumb čiji je tekst ustvari tekst pitanja. </text:p>
        </text:list-item>
        <text:list-item>
          <text:p text:style-name="P1">može se dodati čekanje ne samo na ispis je li pitanje točno/netočno već i na samo odgovaranje na pitanje. Npr ograničiti vrijeme za davanje odgovora na 5 sekundi</text:p>
        </text:list-item>
        <text:list-item>
          <text:p text:style-name="P1">uvesti novi sustav bodovanja. Točan odgovor: ukoliko je dan u prvoj sekundi nosi 5 bodova, u 2 sek nosi 4 boda, itd.., u 5 sekundi nosi 1 bod. Ako na pitanje nije odgovoreno unutar 5 sekundi 0 bodova i prelazak na iduće pitanje. Pogrešan odgovor nosi -1 bod. Na kraju se ispisuje ukupan ostvaren broj bodova.</text:p>
        </text:list-item>
        <text:list-item>
          <text:p text:style-name="P1">omogućiti upis na rang listu 10 ajboljih bodov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 Mimica</meta:initial-creator>
    <meta:creation-date>2016-02-29T18:25:08.83</meta:creation-date>
    <meta:document-statistic meta:table-count="0" meta:image-count="0" meta:object-count="0" meta:page-count="1" meta:paragraph-count="7" meta:word-count="208" meta:character-count="1219"/>
    <dc:date>2016-02-29T18:35:03.50</dc:date>
    <dc:creator>Ana Mimica</dc:creator>
    <meta:editing-duration>PT9M59S</meta:editing-duration>
    <meta:editing-cycles>1</meta:editing-cycles>
    <meta:generator>OpenOffice/4.1.1$Win32 OpenOffice.org_project/411m6$Build-9775</meta:generator>
  </office:meta>
</office:document-meta>
</file>